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5A0000015A48B10DF1FD191496.png" manifest:media-type="image/png"/>
  <manifest:file-entry manifest:full-path="Pictures/100002010000008C000000246585936EFCD0E4DD.png" manifest:media-type="image/png"/>
  <manifest:file-entry manifest:full-path="Pictures/1000093E000023C7000023C76358443977CDC5B0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top" draw:auto-grow-height="false" fo:min-height="10.3cm" fo:min-width="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bottom" draw:auto-grow-height="false" fo:min-height="3.1cm" fo:min-width="15cm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fill-color="#bf0041" draw:textarea-horizontal-align="justify" draw:textarea-vertical-align="middle" draw:auto-grow-height="false" fo:min-height="1.75cm" fo:min-width="2.5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75cm" fo:min-width="2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81d41a"/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ffff"/>
    </style:style>
    <style:style style:name="P5" style:family="paragraph">
      <loext:graphic-properties draw:fill-color="#5983b0"/>
      <style:paragraph-properties fo:text-align="center" style:writing-mode="lr-tb"/>
      <style:text-properties fo:color="#ffffff"/>
    </style:style>
    <style:style style:name="P6" style:family="paragraph">
      <loext:graphic-properties draw:fill-color="#bf0041"/>
      <style:paragraph-properties fo:text-align="center" style:writing-mode="lr-tb"/>
      <style:text-properties fo:color="#ffffff"/>
    </style:style>
    <style:style style:name="P7" style:family="paragraph">
      <loext:graphic-properties draw:fill-color="#ff4000"/>
      <style:paragraph-properties fo:text-align="center" style:writing-mode="lr-tb"/>
      <style:text-properties fo: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cm" svg:height="10.3cm" svg:x="1.4cm" svg:y="5.6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cm" svg:height="3.1cm" svg:x="1.4cm" svg:y="16.7cm">
          <text:p text:style-name="P3">Remote (HTTP)/Local file-system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cm" svg:height="2cm" svg:x="7.395cm" svg:y="16.91cm">
          <text:p text:style-name="P4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cm" svg:height="2cm" svg:x="2.39cm" svg:y="16.91cm">
          <text:p text:style-name="P4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cm" svg:height="2cm" svg:x="12.39cm" svg:y="16.91cm">
          <text:p text:style-name="P4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cm" svg:height="2cm" svg:x="7.396cm" svg:y="13.41cm">
          <text:p text:style-name="P4"><text:span text:style-name="T1">HTML</text:span></text:p>
          <text:p text:style-name="P4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cm" svg:height="2cm" svg:x="2.391cm" svg:y="13.41cm">
          <text:p text:style-name="P4"><text:span text:style-name="T1">JavaScript</text:span></text:p>
          <text:p text:style-name="P4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3cm" svg:height="2cm" svg:x="12.391cm" svg:y="13.41cm">
          <text:p text:style-name="P4"><text:span text:style-name="T1">CSS</text:span></text:p>
          <text:p text:style-name="P4"><text:span text:style-name="T1">Parser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.895cm" svg:y1="16.91cm" svg:x2="8.896cm" svg:y2="15.41cm" draw:start-shape="id1" draw:start-glue-point="0" draw:end-shape="id2" draw:end-glue-point="2" svg:d="M8895 16910l1-1500" svg:viewBox="0 0 2 1501">
          <text:p/>
        </draw:connector>
        <draw:connector draw:style-name="gr6" draw:text-style-name="P8" draw:layer="layout" draw:type="line" svg:x1="3.89cm" svg:y1="16.91cm" svg:x2="3.891cm" svg:y2="15.41cm" draw:start-shape="id3" draw:start-glue-point="0" draw:end-shape="id4" draw:end-glue-point="2" svg:d="M3890 16910l1-1500" svg:viewBox="0 0 2 1501">
          <text:p/>
        </draw:connector>
        <draw:connector draw:style-name="gr6" draw:text-style-name="P8" draw:layer="layout" draw:type="line" svg:x1="13.89cm" svg:y1="16.91cm" svg:x2="13.891cm" svg:y2="15.41cm" draw:start-shape="id5" draw:start-glue-point="0" draw:end-shape="id6" draw:end-glue-point="2" svg:d="M13890 16910l1-1500" svg:viewBox="0 0 2 1501">
          <text:p/>
        </draw:connector>
        <draw:custom-shape draw:style-name="gr3" draw:text-style-name="P5" xml:id="id7" draw:id="id7" draw:layer="layout" svg:width="3cm" svg:height="2cm" svg:x="7.396cm" svg:y="9.41cm">
          <text:p text:style-name="P4"><text:span text:style-name="T1">DOM</text:span></text:p>
          <text:p text:style-name="P4"><text:span text:style-name="T1">Tree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891cm" svg:y1="13.41cm" svg:x2="10.396cm" svg:y2="10.41cm" draw:start-shape="id6" draw:start-glue-point="0" draw:end-shape="id7" draw:end-glue-point="1" svg:d="M13891 13410c0-2000-1165-3000-3495-3000" svg:viewBox="0 0 3496 3001">
          <text:p/>
        </draw:connector>
        <draw:connector draw:style-name="gr6" draw:text-style-name="P8" draw:layer="layout" draw:type="curve" svg:x1="3.891cm" svg:y1="13.41cm" svg:x2="7.396cm" svg:y2="10.41cm" draw:start-shape="id4" draw:start-glue-point="0" draw:end-shape="id7" draw:end-glue-point="3" svg:d="M3891 13410c0-2000 1168-3000 3505-3000" svg:viewBox="0 0 3506 3001">
          <text:p/>
        </draw:connector>
        <draw:connector draw:style-name="gr6" draw:text-style-name="P8" draw:layer="layout" draw:type="curve" svg:x1="8.896cm" svg:y1="13.41cm" svg:x2="8.896cm" svg:y2="11.41cm" draw:start-shape="id2" draw:start-glue-point="0" draw:end-shape="id7" draw:end-glue-point="2" svg:d="M8896 13410v-2000" svg:viewBox="0 0 1 2001">
          <text:p/>
        </draw:connector>
        <draw:custom-shape draw:style-name="gr3" draw:text-style-name="P5" xml:id="id8" draw:id="id8" draw:layer="layout" svg:width="3cm" svg:height="2cm" svg:x="7.396cm" svg:y="6.41cm">
          <text:p text:style-name="P4"><text:span text:style-name="T1">Rendering</text:span></text:p>
          <text:p text:style-name="P4"><text:span text:style-name="T1">Engin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211cm" svg:height="0.712cm" svg:x="12.095cm" svg:y="11.81cm">
          <draw:text-box>
            <text:p>Attachment</text:p>
          </draw:text-box>
        </draw:frame>
        <draw:frame draw:style-name="gr7" draw:text-style-name="P9" draw:layer="layout" svg:width="3.211cm" svg:height="0.712cm" svg:x="2.096cm" svg:y="11.81cm">
          <draw:text-box>
            <text:p>Attachment</text:p>
          </draw:text-box>
        </draw:frame>
        <draw:frame draw:style-name="gr8" draw:text-style-name="P10" draw:layer="layout" svg:width="3.703cm" svg:height="0.952cm" svg:x="7.065cm" svg:y="11.942cm">
          <draw:image xlink:href="Pictures/100002010000008C000000246585936EFCD0E4DD.png" xlink:type="simple" xlink:show="embed" xlink:actuate="onLoad" loext:mime-type="image/png">
            <text:p/>
          </draw:image>
        </draw:frame>
        <draw:connector draw:style-name="gr6" draw:text-style-name="P8" draw:layer="layout" draw:type="curve" svg:x1="8.896cm" svg:y1="9.41cm" svg:x2="8.896cm" svg:y2="8.41cm" draw:start-shape="id7" draw:start-glue-point="0" draw:end-shape="id8" draw:end-glue-point="2" svg:d="M8896 9410v-1000" svg:viewBox="0 0 1 1001">
          <text:p/>
        </draw:connector>
        <draw:frame draw:style-name="gr8" draw:text-style-name="P10" xml:id="id9" draw:id="id9" draw:layer="layout" svg:width="4.439cm" svg:height="4.439cm" svg:x="6.66cm" svg:y="0.51cm">
          <draw:image xlink:href="Pictures/1000093E000023C7000023C76358443977CDC5B0.svg" xlink:type="simple" xlink:show="embed" xlink:actuate="onLoad" loext:mime-type="image/svg+xml">
            <text:p/>
          </draw:image>
          <draw:image xlink:href="Pictures/100002010000015A0000015A48B10DF1FD191496.png" xlink:type="simple" xlink:show="embed" xlink:actuate="onLoad" loext:mime-type="image/png"/>
        </draw:frame>
        <draw:connector draw:style-name="gr6" draw:text-style-name="P8" draw:layer="layout" draw:type="curve" svg:x1="8.896cm" svg:y1="6.41cm" svg:x2="8.879cm" svg:y2="4.949cm" draw:start-shape="id8" draw:start-glue-point="0" draw:end-shape="id9" svg:d="M8896 6410c0-1096-17-366-17-1461" svg:viewBox="0 0 18 14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fit-to-contour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9T15:06:19.317927345</meta:creation-date>
    <dc:date>2020-04-11T11:08:30.468678018</dc:date>
    <meta:editing-duration>PT54M46S</meta:editing-duration>
    <meta:editing-cycles>23</meta:editing-cycles>
    <meta:generator>LibreOffice/6.4.2.2$Linux_X86_64 LibreOffice_project/40$Build-2</meta:generator>
    <meta:document-statistic meta:object-count="22"/>
  </office:meta>
</office:document-meta>
</file>